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style:text-underline-style="solid" style:text-underline-width="auto" style:text-underline-color="font-color" fo:font-weight="bold" fo:background-color="#ffff00" style:font-weight-asian="bold"/>
    </style:style>
    <style:style style:name="P3" style:family="paragraph" style:parent-style-name="Standard">
      <style:paragraph-properties fo:margin-left="1in" fo:margin-right="0in" fo:text-indent="0in" style:auto-text-indent="false"/>
    </style:style>
    <style:style style:name="P4" style:family="paragraph" style:parent-style-name="Standard">
      <style:paragraph-properties fo:margin-left="1in" fo:margin-right="0in" fo:text-indent="0in" style:auto-text-indent="false"/>
      <style:text-properties fo:font-weight="bold" style:font-weight-asian="bold"/>
    </style:style>
    <style:style style:name="P5" style:family="paragraph" style:parent-style-name="Standard">
      <style:paragraph-properties fo:margin-left="1in" fo:margin-right="0in" fo:text-indent="0in" style:auto-text-indent="false" fo:break-before="page"/>
    </style:style>
    <style:style style:name="P6" style:family="paragraph" style:parent-style-name="Standard">
      <style:paragraph-properties fo:margin-left="0.6252in" fo:margin-right="0in" fo:text-indent="0in" style:auto-text-indent="false"/>
    </style:style>
    <style:style style:name="P7" style:family="paragraph" style:parent-style-name="Standard">
      <style:paragraph-properties fo:margin-left="1.1252in" fo:margin-right="0in" fo:text-indent="0in" style:auto-text-indent="false"/>
    </style:style>
    <style:style style:name="P8" style:family="paragraph" style:parent-style-name="Standard">
      <style:paragraph-properties fo:margin-left="1.25in" fo:margin-right="0in" fo:text-indent="0in" style:auto-text-indent="false"/>
    </style:style>
    <style:style style:name="P9" style:family="paragraph" style:parent-style-name="Standard" style:master-page-name="Standard">
      <style:paragraph-properties style:page-number="auto"/>
      <style:text-properties style:text-underline-style="solid" style:text-underline-width="auto" style:text-underline-color="font-color" fo:font-weight="bold" fo:background-color="#ffff00" style:font-weight-asian="bold"/>
    </style:style>
    <style:style style:name="P10" style:family="paragraph" style:parent-style-name="List_20_Paragraph" style:list-style-name="WWNum3"/>
    <style:style style:name="P11" style:family="paragraph" style:parent-style-name="List_20_Paragraph" style:list-style-name="WWNum2"/>
    <style:style style:name="P12" style:family="paragraph" style:parent-style-name="List_20_Paragraph" style:list-style-name="WWNum6">
      <style:paragraph-properties fo:margin-left="1.25in" fo:margin-right="0in" fo:text-indent="0in" style:auto-text-indent="false"/>
    </style:style>
    <style:style style:name="T1" style:family="text">
      <style:text-properties fo:font-weight="bold" style:font-weight-asian="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fo:background-color="#ffff00" style:font-weight-asian="bold"/>
    </style:style>
    <style:style style:name="T4" style:family="text">
      <style:text-properties style:text-underline-style="solid" style:text-underline-width="auto" style:text-underline-color="font-color" fo:font-weight="bold" fo:background-color="#ff00ff" style:font-weight-asian="bold"/>
    </style:style>
    <style:style style:name="T5" style:family="text">
      <style:text-properties fo:font-style="italic" style:font-style-asian="italic"/>
    </style:style>
    <style:style style:name="T6" style:family="text">
      <style:text-properties style:font-weight-complex="bold"/>
    </style:style>
    <style:style style:name="T7" style:family="text">
      <style:text-properties fo:color="#000000" style:font-name="Verdana" fo:font-size="9pt" style:font-size-asian="9pt" style:font-size-complex="9pt"/>
    </style:style>
    <style:style style:name="T8" style:family="text">
      <style:text-properties fo:background-color="#00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Standard"><text:span text:style-name="T3">FluMeter iTunes Disclaimer</text:span></text:p>
      <text:p text:style-name="Standard">Please read these terms and conditions of use carefully before agreeing to use this application.</text:p>
      <text:p text:style-name="P1"/>
      <text:p text:style-name="Standard"><text:span text:style-name="T1">This App Does Not Provide Medical Advice</text:span></text:p>
      <text:p text:style-name="Standard">The contents of FluMeter, text, graphics, images and information obtained from the Center for Disease Control and empirically based research are for informational purposes only. <text:s/>The Content is not intended to be a substitute for professional medical advice, diagnosis, or treatment. Always seek the advice of your physician or other qualified health provider with any questions you may have regarding the flu or flu-like symptoms you may be experiencing. <text:s text:c="2"/></text:p>
      <text:p text:style-name="P1"/>
      <text:p text:style-name="Standard"><text:span text:style-name="T1">FluMeter Disclaimer</text:span></text:p>
      <text:p text:style-name="Standard">THE MATERIAL EMBODIED IN THIS SOFTWARE IS PROVIDED TO YOU "AS-IS" AND WITHOUT WARRANTY OF ANY KIND, EXPRESS, IMPLIED OR OTHERWISE, INCLUDING WITHOUT LIMITATION, ANY WARRANTY OF FITNESS FOR A PARTICULAR PURPOSE. </text:p>
      <text:p text:style-name="Standard"/>
      <text:p text:style-name="Standard">IN NO EVENT SHALL THE CENTERS FOR DISEASE CONTROL AND PREVENTION (CDC), THE UNITED STATES (U.S.) GOVERNMENT, OR IPHONE DREAMS BE LIABLE TO YOU OR ANYONE ELSE FOR ANY DIRECT, SPECIAL, INCIDENTAL, INDIRECT OR CONSEQUENTIAL DAMAGES OF ANY KIND, OR ANY DAMAGES WHATSOEVER, INCLUDING WITHOUT LIMITATION, LOSS OF PROFIT, LOSS OF USE, SAVINGS OR REVENUE, OR THE CLAIMS OF THIRD PARTIES, WHETHER OR NOT CDC, THE U.S. GOVERNMENT, OR IPHONE DREAMS HAS BEEN ADVISED OF THE POSSIBILITY OF SUCH LOSS, HOWEVER CAUSED AND ON ANY THEORY OF LIABILITY, ARISING OUT OF OR IN CONNECTION WITH THE POSSESSION, USE OR PERFORMANCE OF THIS SOFTWARE.</text:p>
      <text:p text:style-name="Standard"/>
      <text:p text:style-name="Standard">The creators of FluMeter and iPhone Dreams <text:bookmark text:name="_GoBack"/>make no representations or warranties with respect to the FluMeter iPhone application, its contents or any website with which it is linked. <text:s/>They also make no representations or warranties as to whether the information accessible via this application, or any website with which it is linked, is accurate, complete, or current. </text:p>
      <text:p text:style-name="P1"/>
      <text:p text:style-name="P2"/>
      <text:p text:style-name="Standard"><text:span text:style-name="T3">FluMeter iTunes Description</text:span></text:p>
      <text:p text:style-name="Standard"/>
      <text:p text:style-name="Standard">FluMeter uses weather conditions at your current GPS location to estimate flu transmission rate based on scientific data.</text:p>
      <text:p text:style-name="Standard"/>
      <text:p text:style-name="Standard">Are you at risk of catching the flu?</text:p>
      <text:p text:style-name="Standard">How do you protect yourself and loved ones?</text:p>
      <text:p text:style-name="Standard"/>
      <text:p text:style-name="Standard"><text:span text:style-name="T5">FluMeter</text:span> will help you avoid the flu by providing risk levels for contracting influenza along with preventative information from the Center for Disease Control (CDC).</text:p>
      <text:p text:style-name="Standard"/>
      <text:p text:style-name="Standard">Use <text:span text:style-name="T5">FluMeter</text:span> to find out…</text:p>
      <text:p text:style-name="Standard"/>
      <text:p text:style-name="P3"><text:span text:style-name="T1">Your risk of contracting the flu</text:span></text:p>
      <text:list xml:id="list231317206" text:style-name="WWNum3">
        <text:list-item>
          <text:p text:style-name="P10">See risk levels for contracting influenza based on weather conditions in your location</text:p>
        </text:list-item>
        <text:list-item>
          <text:p text:style-name="P10">Access nationwide information on influenza activity provided by CDC</text:p>
        </text:list-item>
      </text:list>
      <text:p text:style-name="P3"/>
      <text:p text:style-name="P3"><text:span text:style-name="T1">How to avoid getting the flu</text:span></text:p>
      <text:list xml:id="list246593631" text:continue-numbering="true" text:style-name="WWNum3">
        <text:list-item>
          <text:p text:style-name="P10">Read prevention tips and learn how the flu is spread</text:p>
        </text:list-item>
      </text:list>
      <text:p text:style-name="P3"/>
      <text:p text:style-name="P3"><text:soft-page-break/><text:span text:style-name="T1">Ways of identifying the flu</text:span></text:p>
      <text:list xml:id="list976239620" text:continue-numbering="true" text:style-name="WWNum3">
        <text:list-item>
          <text:p text:style-name="P10">Get a list of symptoms and a description of the influenza virus</text:p>
        </text:list-item>
        <text:list-item>
          <text:p text:style-name="P10">Learn what to do if you think you have the flu</text:p>
        </text:list-item>
      </text:list>
      <text:p text:style-name="P3"/>
      <text:p text:style-name="P3"><text:span text:style-name="T1">More information!</text:span></text:p>
      <text:list xml:id="list2004752373" text:continue-numbering="true" text:style-name="WWNum3">
        <text:list-item>
          <text:p text:style-name="P10">Read flu news from the CDC with a powerful search tool </text:p>
        </text:list-item>
        <text:list-item>
          <text:p text:style-name="P10">Includes updates in Spanish!</text:p>
        </text:list-item>
      </text:list>
      <text:p text:style-name="List_20_Paragraph"/>
      <text:p text:style-name="List_20_Paragraph">Articles referenced: </text:p>
      <text:p text:style-name="List_20_Paragraph">Aerosol Influenza Transmission Risk Contours(2010) Hanley and Borup Virology Journal</text:p>
      <text:p text:style-name="List_20_Paragraph"><text:s text:c="3"/></text:p>
      <text:p text:style-name="List_20_Paragraph">Transmission Is Dependent on Relative Humidity and Temperature (2007) Anice Lowen, Samira Mubareka, John Steel, Peter Palese PLoS Pathogens </text:p>
      <text:p text:style-name="List_20_Paragraph"/>
      <text:p text:style-name="List_20_Paragraph">Weather information from:</text:p>
      <text:p text:style-name="List_20_Paragraph">www.worldweatheronline.com</text:p>
      <text:p text:style-name="List_20_Paragraph"/>
      <text:p text:style-name="Standard">Find out now by downloading the free <text:span text:style-name="T5">FluMeter</text:span> app from iTunes.</text:p>
      <text:p text:style-name="Standard"/>
      <text:p text:style-name="Standard">Dear Reviewer current application is a CDC challen</text:p>
      <text:p text:style-name="Standard"/>
      <text:p text:style-name="Standard"><text:span text:style-name="T4">FluMeter</text:span></text:p>
      <text:p text:style-name="Standard"><text:span text:style-name="T5">About</text:span></text:p>
      <text:p text:style-name="P6">The FluMeter uses empirically based transmission risk contour maps and up-to-date weather information from worldweatheronline.com to estimate the potential of contracting influenza relative to the temperature and humidity of a location. <text:s/></text:p>
      <text:p text:style-name="P6"/>
      <text:p text:style-name="P6">The data for this program comes from two studies:</text:p>
      <text:p text:style-name="P6">The <text:span text:style-name="T5">Aerosol Influenza Transmission Risk Contours</text:span> study published in the <text:span text:style-name="T1">Hanley and Borup Virology Journal</text:span> in 2010. <text:s/>This study created empirical equations and transmission risk contour maps to identify how indoor environmental conditions in places such as automobiles, hotels, shops, and offices contribute to the spread of influenza. <text:s/></text:p>
      <text:p text:style-name="P6">The full peer-reviewed article can be found at <text:a xlink:type="simple" xlink:href="http://www.virologyj.com/content/7/1/98">http://www.virologyj.com/content/7/1/98</text:a></text:p>
      <text:p text:style-name="P6"/>
      <text:p text:style-name="P6">The <text:span text:style-name="T5">Influenza Virus Transmission Is Dependent on Relative Humidity and Temperature</text:span> study published in the <text:span text:style-name="T1">PLoS Pathogens</text:span> in 2007. <text:s/>This study provided direct, experimental evidence that weather conditions, such as relative humidity and temperature, influence the dynamics of influenza.</text:p>
      <text:p text:style-name="P6">The full peer-reviewed article can be found at <text:a xlink:type="simple" xlink:href="http://www.plospathogens.org/article/info:doi/10.1371/journal.ppat.0030151">http://www.plospathogens.org/article/info:doi/10.1371/journal.ppat.0030151</text:a></text:p>
      <text:p text:style-name="Standard"/>
      <text:p text:style-name="P5"><text:span text:style-name="T1">Nationwide Info</text:span></text:p>
      <text:p text:style-name="P3"><text:span text:style-name="T5">About</text:span></text:p>
      <text:p text:style-name="P7">Information for <text:span text:style-name="T5">Nationwide Info</text:span> is compiled directly from the Center for Disease Control’s <text:span text:style-name="T1">Flu Report</text:span>. <text:s/>Information for the <text:span text:style-name="T1">Flu Report</text:span> is collected weekly by the CDC from state health departments’ reports.</text:p>
      <text:p text:style-name="P7"/>
      <text:p text:style-name="P7">Explanations of activity levels:</text:p>
      <text:p text:style-name="P8"><text:span text:style-name="T1">No Activity</text:span>: No laboratory-confirmed influenza cases and no reported increase in the number of cases of <text:span text:style-name="T6">Influenza-like Illness</text:span> (ILI).</text:p>
      <text:p text:style-name="P8"><text:span text:style-name="T1">Sporadic</text:span>: Small numbers of laboratory-confirmed influenza cases or a single influenza outbreak reported, but no increase in ILI.</text:p>
      <text:p text:style-name="P8"><text:span text:style-name="T1">Local</text:span>: A region of the state reported outbreaks of laboratory-confirmed influenza or increases in ILI cases.</text:p>
      <text:p text:style-name="P8"><text:span text:style-name="T1">Regional</text:span>: In at least two, but less than half, of the regions of the state reported outbreaks of laboratory confirmed influenza or increases in ILI.</text:p>
      <text:p text:style-name="P8"><text:span text:style-name="T1">Widespread</text:span>: At least half the regions of the state reported laboratory-confirmed outbreaks of influenza or increases in ILI cases.</text:p>
      <text:p text:style-name="Standard"/>
      <text:p text:style-name="Standard"><text:span text:style-name="T4">Flu Info</text:span></text:p>
      <text:p text:style-name="Standard"><text:span text:style-name="T5">About</text:span></text:p>
      <text:p text:style-name="Standard">All information contained in these pages was collected from the Center for Disease Control website.</text:p>
      <text:p text:style-name="Standard"/>
      <text:p text:style-name="P3"><text:span text:style-name="T1">Prevent Flu</text:span></text:p>
      <text:p text:style-name="P3"><text:span text:style-name="Emphasis"><text:span text:style-name="T7">Flu is a serious contagious disease that can lead to hospitalization and even death.</text:span></text:span></text:p>
      <text:list xml:id="list1977209559" text:style-name="WWNum2">
        <text:list-item>
          <text:p text:style-name="P11"><text:span text:style-name="T1">Get the flu vaccine – every year</text:span></text:p>
        </text:list-item>
      </text:list>
      <text:p text:style-name="P8">Everyone 6 months of age and older should get vaccinated.</text:p>
      <text:p text:style-name="P8">Find where you can get vaccinated (flu vaccine finder widget: <text:a xlink:type="simple" xlink:href="http://www.flu.gov/news/socialmedia/index.html">http://www.flu.gov/news/socialmedia/index.html#flulocator</text:a> (original site: <text:a xlink:type="simple" xlink:href="http://www.lungusa.org/lung-disease/influenza/flu-vaccine-finder/)">http://www.lungusa.org/lung-disease/influenza/flu-vaccine-finder/)</text:a>)</text:p>
      <text:p text:style-name="P8">When you get your vaccine record it here: (<text:span text:style-name="T8">create place for putting date, month and year that can be saved for future reference</text:span>)</text:p>
      <text:list xml:id="list975233694" text:continue-numbering="true" text:style-name="WWNum2">
        <text:list-item>
          <text:p text:style-name="P11"><text:span text:style-name="T1">Cover</text:span> your <text:span text:style-name="T1">nose</text:span> and <text:span text:style-name="T1">mouth</text:span> with your elbow or a tissue when you cough or sneeze. </text:p>
        </text:list-item>
        <text:list-item>
          <text:p text:style-name="P11"><text:span text:style-name="T1">Wash</text:span> your <text:span text:style-name="T1">hands</text:span> with soap and water or use an alcohol-based hand rub. </text:p>
        </text:list-item>
        <text:list-item>
          <text:p text:style-name="P11"><text:span text:style-name="T1">Avoid</text:span> touching your <text:span text:style-name="T1">eyes</text:span>, <text:span text:style-name="T1">nose</text:span> and <text:span text:style-name="T1">mouth</text:span>. </text:p>
        </text:list-item>
        <text:list-item>
          <text:p text:style-name="P11"><text:span text:style-name="T1">Avoid</text:span> close <text:span text:style-name="T1">contact</text:span> with <text:span text:style-name="T1">sick people</text:span>. </text:p>
        </text:list-item>
      </text:list>
      <text:p text:style-name="P1"/>
      <text:p text:style-name="P3"><text:span text:style-name="T1">Symptoms</text:span></text:p>
      <text:p text:style-name="P3">Fever or chills (not everyone with flu will have a fever)</text:p>
      <text:p text:style-name="P3">Cough</text:p>
      <text:p text:style-name="P3">Sore throat</text:p>
      <text:p text:style-name="P3">Runny or stuffy nose</text:p>
      <text:p text:style-name="P3">Muscle or body aches</text:p>
      <text:p text:style-name="P3">Headaches</text:p>
      <text:p text:style-name="P3">Fatigue (tiredness)</text:p>
      <text:p text:style-name="P3">Vomiting and diarrhea (more common in children)</text:p>
      <text:p text:style-name="P4"/>
      <text:p text:style-name="P4"/>
      <text:p text:style-name="P3"><text:span text:style-name="T1">How Flu Spreads</text:span></text:p>
      <text:p text:style-name="P3">A person can spread the flu to you if a droplet made when they cough, sneeze or talk lands in your mouth, nose or if you inhale it. <text:s/>You can get the flu from someone up to 6 feet away.</text:p>
      <text:p text:style-name="P3"/>
      <text:p text:style-name="P3"><text:soft-page-break/>You can also get the flu if you touch a surface or object that someone with the flu has touched; then touch your mouth or nose. </text:p>
      <text:p text:style-name="P3"/>
      <text:p text:style-name="P3">It takes 1 to 4 days for symptoms to show once the virus enters your body. <text:s/>This means you can spread the flu 1 day <text:span text:style-name="T1">before symptoms</text:span> develop and up to 5-7 days <text:span text:style-name="T1">after</text:span> becoming sick. </text:p>
      <text:p text:style-name="P3"/>
      <text:p text:style-name="P3">You can also become infected with the flu virus but have no symptoms. </text:p>
      <text:p text:style-name="P4"/>
      <text:p text:style-name="P4"/>
      <text:p text:style-name="P3"><text:span text:style-name="T1">Description of Flu</text:span></text:p>
      <text:p text:style-name="P3">Seasonal influenza, commonly called "the flu," is caused by the influenza viruses, which infects the respiratory tract (i.e., the nose, throat, lungs). Unlike the common cold, the flu can cause severe illness and life-threatening complications.</text:p>
      <text:p text:style-name="P3"/>
      <text:p text:style-name="P3">The flu can cause mild to severe illness, and at times it can lead to death.<text:span text:style-name="apple-converted-space"><text:span text:style-name="T7"> </text:span></text:span> It is estimated that over 200,000 people in the U.S. are hospitalized due to flu-related complications. <text:s text:c="2"/></text:p>
      <text:p text:style-name="P1"/>
      <text:p text:style-name="P1"/>
      <text:p text:style-name="P3"><text:span text:style-name="T1">You Think You Have The Flu</text:span></text:p>
      <text:list xml:id="list1617862608" text:style-name="WWNum6">
        <text:list-item>
          <text:p text:style-name="P12">Ask your doctor for antiviral drugs which can make the illness milder and shorten the time you are sick. They may also prevent serious flu complications</text:p>
        </text:list-item>
        <text:list-item>
          <text:p text:style-name="P12">Stay home for at least 24 hours after your fever is gone (except to get medical care)</text:p>
        </text:list-item>
        <text:list-item>
          <text:p text:style-name="P12">Limit contact with others to so they too don’t become ill.</text:p>
        </text:list-item>
      </text:list>
      <text:p text:style-name="P1"/>
      <text:p text:style-name="P1"/>
      <text:p text:style-name="Standard"><text:span text:style-name="T4">Flu News</text:span></text:p>
      <text:p text:style-name="Standard"><text:span text:style-name="T5">About</text:span></text:p>
      <text:p text:style-name="Standard">This RSS feed comes directly from the Center for Disease Control and includes a search feature so you can locate the most up-to-date news that’s important to you.</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margin-left="0.5in" fo:margin-right="0in" fo:hyphenation-ladder-count="no-limit" fo:text-indent="0in" style:auto-text-indent="false"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en" style:country-asian="US" style:font-name-complex="Calibri"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_20__28_Web_29_" style:display-name="Normal (Web)" style:family="paragraph" style:parent-style-name="Standard"/>
    <style:style style:name="List_20_Paragraph" style:display-name="List Paragraph" style:family="paragraph" style:parent-style-name="Standard"/>
    <style:style style:name="ListLabel_20_1" style:display-name="ListLabel 1" style:family="text">
      <style:text-properties style:font-name-complex="Calibri"/>
    </style:style>
    <style:style style:name="ListLabel_20_2" style:display-name="ListLabel 2" style:family="text">
      <style:text-properties style:font-name-complex="Courier New1"/>
    </style:style>
    <style:style style:name="ListLabel_20_3" style:display-name="ListLabel 3" style:family="text">
      <style:text-properties fo:font-size="10pt" style:font-size-asian="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pple-style-span"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listtab" fo:text-indent="-0.25in" fo:margin-left="1.25in"/>
        </style:list-level-properties>
        <style:text-properties style:font-name="Times New Roman1"/>
      </text:list-level-style-bullet>
      <text:list-level-style-bullet text:level="2" text:style-name="ListLabel_20_2"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3"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3"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li Typhina</meta:initial-creator>
    <dc:creator>Nikolay Frik</dc:creator>
    <meta:editing-cycles>16</meta:editing-cycles>
    <meta:creation-date>2011-05-13T22:33:00</meta:creation-date>
    <dc:date>2011-05-23T22:37:37</dc:date>
    <meta:editing-duration>PT82H16M16S</meta:editing-duration>
    <meta:generator>OpenOffice.org/3.2$Unix OpenOffice.org_project/320m18$Build-9502</meta:generator>
    <meta:document-statistic meta:table-count="0" meta:image-count="0" meta:object-count="0" meta:page-count="4" meta:paragraph-count="87" meta:word-count="1238" meta:character-count="7801"/>
    <meta:template xlink:type="simple" xlink:actuate="onRequest" xlink:title="Normal" xlink:href=""/>
  </office:meta>
</office:document-meta>
</file>